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45a52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5301c"/>
    </style:style>
    <style:style style:name="T1" style:family="text">
      <style:text-properties fo:language="fr" fo:country="FR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language-asian="el" style:country-asian="GR" style:language-complex="el" style:country-complex="GR"/>
    </style:style>
    <style:style style:name="T4" style:family="text">
      <style:text-properties officeooo:rsid="0015301c"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officeooo:rsid="0015301c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<text:span text:style-name="T1">G</text:span></text:span>ALENI DE SOPHISMATIS SEU<text:line-break/>CAPTIONIBUS PENES<text:line-break/>DICTIONEM.<text:bookmark-end text:name="bookmark0"/></text:h>
      <text:h text:style-name="Heading_20_2" text:outline-level="2">Cap. I. </text:h>
      <text:p text:style-name="P6"><text:span text:style-name="Default_20_Paragraph_20_Font"><text:span text:style-name="T2">[Sex modis sophismata</text:span></text:span> i<text:span text:style-name="Default_20_Paragraph_20_Font"><text:span text:style-name="T2">n dictione contia-<text:line-break/>gere, Aristotelis auctoritate.] </text:span></text:span>.Aristoteles philosophus do-<text:line-break/>eens nos in libro de sophisticis elenchis (<text:span text:style-name="Default_20_Paragraph_20_Font"><text:span text:style-name="T2">captiosis argu-<text:line-break/>menti</text:span></text:span> ) quot modis in dictione sophismata <text:span text:style-name="Default_20_Paragraph_20_Font"><text:span text:style-name="T2">s</text:span></text:span>eu captiones<text:line-break/>contingant, modos sex quidem numero esse asserit, eosqu-<text:line-break/>ita exponit: in aequivocatione, in ambiguitate, in accentu<text:span text:style-name="Default_20_Paragraph_20_Font"><text:span text:style-name="T2">s<text:line-break/></text:span></text:span>in compositione, in divisione, in dictionis figura. So-</text:p>
      <text:p text:style-name="P2">phismata in aequivocatione vocat, ubi nomina in oratione<text:line-break/>posita plura significant, ut canem venatus sum: plura enim<text:line-break/>haec oratio significat ob id vocabulum, canem. Sophi-<text:line-break/>amata vero in ambiguitate, quum orationi ipsi in se du-<text:line-break/>plex sensus est, ut haec fe habet, hunc licet capere me:<text:line-break/>hic nominum quidem nullum ambiguum, fed oratio ipsa<text:line-break/>per se capere et capi significat. At in accentu, quum<text:line-break/>duplex contingit, ut hac in dictione, <text:span text:style-name="Default_20_Paragraph_20_Font"><text:span text:style-name="T3">^</text:span></text:span><text:span text:style-name="Default_20_Paragraph_20_Font"><text:span text:style-name="T5">λρος</text:span></text:span><text:span text:style-name="Default_20_Paragraph_20_Font"><text:span text:style-name="T3"> </text:span></text:span><text:span text:style-name="Default_20_Paragraph_20_Font"><text:span text:style-name="T5">έστηκε</text:span></text:span><text:span text:style-name="Default_20_Paragraph_20_Font"><text:span text:style-name="T3"> </text:span></text:span>, mons<text:line-break/>aut terminus stabat; ipsum enim nomen duplex ob dupli-<text:line-break/>cem accentum, qui in principio ponitur aut tollitur. So-<text:line-break/>phisma autem in compositione et divisi<text:span text:style-name="Default_20_Paragraph_20_Font"><text:span text:style-name="T2">o</text:span></text:span>ne quum ipsae<text:line-break/>significationis differentiam faciunt, ut</text:p>
      <text:p text:style-name="P1"><text:span text:style-name="Default_20_Paragraph_20_Font"><text:span text:style-name="T2">Quinquaginta</text:span></text:span> u<text:span text:style-name="Default_20_Paragraph_20_Font"><text:span text:style-name="T2">trum centenos liquit Achilles.</text:span></text:span></text:p>
      <text:p text:style-name="Normal">Differentia namque est dictioni, virum, a<text:span text:style-name="Default_20_Paragraph_20_Font"><text:span text:style-name="T2">u</text:span></text:span>t compositae<text:line-break/>cum quinquaginta aut a q<text:span text:style-name="Default_20_Paragraph_20_Font"><text:span text:style-name="T2">u</text:span></text:span>inquaginta divisae. Denique<text:line-break/>in dictionis figura quum aliud <text:span text:style-name="Default_20_Paragraph_20_Font"><text:span text:style-name="T2">dictio</text:span></text:span> vere significat, aliud<text:line-break/>vero propter speciem et figuram significare videtur, ut</text:p>
      <text:p text:style-name="P2"><text:span text:style-name="Default_20_Paragraph_20_Font"><text:span text:style-name="T2">verbum</text:span></text:span> audio: est quidem passionis cum actionis esse vi-<text:line-break/>deatur, propter prolationem, id est figuram similem iis<text:line-break/>quae verborum actionis sunt, ut curro et intelligo. Tra-<text:line-break/>het enim ad utramque partem sophisticus <text:span text:style-name="Default_20_Paragraph_20_Font"><text:span text:style-name="T2">homo;</text:span></text:span> ad pas-<text:line-break/>sionem, quoniam <text:span text:style-name="Default_20_Paragraph_20_Font"><text:span text:style-name="T2">ita</text:span></text:span> est; ad actionem, quia ita videtur.<text:line-break/>His vero sex enumeratis modis deinceps ostendit nuIIum<text:line-break/>esse ab e<text:span text:style-name="Default_20_Paragraph_20_Font"><text:span text:style-name="T2">o</text:span></text:span> praetermissum , neque posse aliquod in verbo<text:line-break/>sophisma extra <text:span text:style-name="Default_20_Paragraph_20_Font"><text:span text:style-name="T2">modos</text:span></text:span> propositos cadere. Verba vero,<text:line-break/>quibus id ostendit, haec sunt: Hujus rei fides est et ea,<text:line-break/>quae per inductionem fit et syllogismus et si alius aliquis<text:line-break/>sumatur et quod tot modis, nominibus iisdem et oratio-<text:line-break/>nibus non eandem rem sign<text:span text:style-name="Default_20_Paragraph_20_Font"><text:span text:style-name="T2">i</text:span></text:span>ficamus. Ea igitur, quae de<text:line-break/>inductione loquitur, contextus pars manisesta est: si enim<text:line-break/>siuguIa in verbo sophismata percurras sumasque nec usa<text:line-break/>lum horum appareat extra praedictos modos cadere, per-<text:line-break/>spico u m jam ita est, nullum praetermissum esse modum:<text:line-break/>quod vero sequitur, omnino obscurum est quid velit quum<text:line-break/>dicit et syllogismus et si alius aliquis sumatur et quod tot</text:p>
      <text:p text:style-name="P2">modis, nominibus iisdem et orationibus non eandem rem<text:line-break/>significamus, siquidem nec quonam mod<text:span text:style-name="Default_20_Paragraph_20_Font"><text:span text:style-name="T2">o</text:span></text:span> alium aliquem<text:line-break/>sumamus syllogismum dictum est: id vero et quod tot<text:line-break/>modis, nominibus iisdem et orati<text:span text:style-name="Default_20_Paragraph_20_Font"><text:span text:style-name="T2">o</text:span></text:span>nibus non eandem rem<text:line-break/>significamus, syllogismi conclusioni magis simile est quam<text:line-break/><text:span text:style-name="Default_20_Paragraph_20_Font"><text:span text:style-name="T2">s</text:span></text:span>yllogismo: consueta vero est haec huic philosopho dicendi<text:line-break/>brevitas et veluti per signa expromere multa, quia ad<text:line-break/>hos qui jam adfuerant, scribebant<text:span text:style-name="Default_20_Paragraph_20_Font"><text:span text:style-name="T2">u</text:span></text:span>r. Qui igitur eum ex-<text:line-break/>p<text:span text:style-name="Default_20_Paragraph_20_Font"><text:span text:style-name="T2">o</text:span></text:span>suerunt, alii haec accurate tractare, quod decebat ne<text:line-break/>tentarunt quidem: alii non consequuti sunt: nos vero ten-.<text:line-break/>temus non Aristotelis causa, neque ut orationi ejus opem<text:line-break/>feramus , sed causa nostra. Philosophi enim est non so-<text:line-break/>lum assumptis propositionibus ratiocinari, ut multorum mos<text:line-break/>est , <text:span text:style-name="Default_20_Paragraph_20_Font"><text:span text:style-name="T2">s</text:span></text:span>ed etiam conclusione posita propositiones ipsas con-<text:line-break/>struere<text:span text:style-name="Default_20_Paragraph_20_Font"><text:span text:style-name="T2">e</text:span></text:span></text:p>
      <text:h text:style-name="Heading_20_2" text:outline-level="2">Cap. II. </text:h>
      <text:p text:style-name="P6">[P<text:span text:style-name="Default_20_Paragraph_20_Font"><text:span text:style-name="T2">enes ipsum duplex omnia in dictione fo-<text:line-break/>ph</text:span></text:span>a<text:span text:style-name="Default_20_Paragraph_20_Font"><text:span text:style-name="T2">s</text:span></text:span>m<text:span text:style-name="Default_20_Paragraph_20_Font"><text:span text:style-name="T2">ata accidere.] </text:span></text:span>Quoniam vero monstrare propositum<text:line-break/>est, tot modis in verbo sophismata fieri, quae penes<text:line-break/>ipsum duplex sunt, quot modis Aristoteles dixit, patet duo</text:p>
      <text:p text:style-name="P2">haec a nobis demonstranda esse, alterum, omnia in verbo<text:line-break/>sophismata penes ipsum duplex esse, alterum tot esse<text:line-break/>numero penes ipsum duplex. Perspicuumque illud omni-<text:line-break/>bus est, omnia in verbo sophismata ex vitio hujus con-<text:line-break/>tingere necesse esse: hoc enim tanquam principium se-<text:line-break/>quentes sophistae decipiunt in ea re minus versatos et<text:line-break/>qui captionis fraudem non animadvertunt. Si vero recte<text:line-break/>volumus quot in verbo sophismata contingunt accipere,<text:line-break/>quot vitia sunt, sumendum est: quod cognoveris, si vir-<text:line-break/>tutam sumas unicam esse aut plures: error enim a vir-<text:line-break/>tute esse vitium videtur: qua recte cognita statim hoc<text:line-break/>quoque cognoscitur. Quoniam vero, ut alibi demonstra-<text:line-break/>tum est, ipsum bonum virtusque in eo est, ad quod nata<text:line-break/>aut facta res est, ut hominis in vivendo, gladii in scia-<text:line-break/>dendo, idcirco ad quod nata aut facta est dictio sumen-<text:line-break/>dum est: manifestum vero est ad unum hoc, ut significeI.<text:line-break/>Patet igitur, in hoc et bonum et vitium esse; patet quo-<text:line-break/>que solam e virtutibus hanc in dictione esse per sa: resi-</text:p>
      <text:p text:style-name="P2">quas vero per accidens extrinsecusque esse, nec rei ipsius,<text:line-break/>ut concinnitas et apta li<text:span text:style-name="Default_20_Paragraph_20_Font"><text:span text:style-name="T2">t</text:span></text:span>erarum formatio ; haec enim et<text:line-break/>si quibusdam se bona ostendant, non tamen secundum rem<text:line-break/>se habent; sed perinde ac si ensis manubrio eburneo sit<text:line-break/>aut fucatus oculus: haec etenim his extrinseca sunt: quae<text:line-break/>vero sunt per se, ea in scindendo et in cernendo sunt.<text:line-break/>Si igitur uniuscujnsqne rei virtus est, sive ut dicitur in<text:line-break/>eo posita est, ad quod nata res aut facta est, patet quod<text:line-break/>et virtutum numerum hinc quis noverit quantus sit; si<text:line-break/>enim ad muIta res genita sit, plures iliae sunt: li ad unum,<text:line-break/>una virtus est. Apparet sane dictio ad unum nata, hoc<text:line-break/>est ad significandum. Si igitur bonum ipsum in hoc po-<text:line-break/>situm est, hoc ipsum non significare aut non recte ligni-<text:line-break/>ficare, vitium erit: nam considerandum videtur, an, quae<text:line-break/>non significat, ea dictio statuenda sit: non enim tibicen<text:line-break/>li est, qui tibia natura non aptus est usto modo canere,<text:line-break/>nec malus igitur tibicen est: sic nec dictio est, quae non<text:line-break/>est ad lignisicandum apta: quare nec vitium dictionis erit<text:line-break/>non significatio. Hoc vero protinus signum, solam eam</text:p>
      <text:p text:style-name="P2">quae nunc a nobis dicta est, virtutem esse dictionis per<text:line-break/>fe: in quo enim unaquaeque res esse habet, in hoc ipsa<text:line-break/>virtus est: dictio autem habet in significando esse, coque<text:line-break/>corrupto, neque dictio est: igitur in hoc ipso virtus effi<text:line-break/>Quare haec una cum significatione deperditur, reliquae<text:line-break/>vero, propterea quod non secundum rem ipsam sunt, non<text:line-break/>impediuntur circa hanc esse, quae non significat, ut con-<text:line-break/>cinnitas et apta scriptura. Has ob res, quae linguae bar-<text:line-break/>harae sunt, earum alteram meliorem altera dicimus, ut<text:line-break/>Persicam Aethiopica, quanquam nihil nobis significantem:<text:line-break/>causa vero est, quia potius vox est quam dictio; fed etsi<text:line-break/>vitium videatur, non significatio, cum propter limilitudi-<text:line-break/>nem nominis decipiantur, patet non propter hoc vitium<text:line-break/>sophisma contingere. Quis enim est, qui consentiat aut<text:line-break/>quis est, qui proponat dictionem significatione privatam et<text:line-break/>ignotam ? Restat igitur, ut propterea contingat sophisma,<text:line-break/>quia non recta significatio sit: haec vero talis est, quia<text:line-break/>duplex; in hoc enim Iulo dictio habet quidem quod<text:line-break/>significet, verum non recte: canis enim nomen aliquid<text:line-break/>significat, non tamen hoc aliquid, neque definitum quid-</text:p>
      <text:p text:style-name="P2">quam, quod erat recte significare. Illud vero recte a Pla-<text:line-break/>lune dicitur, quaecunque proprio vitio corrupta sunt, ho-<text:line-break/>rum omnium dictionem corrumpit: ducit enim in obscu-<text:line-break/>ram significationem quodam modo, sed non simpliciter, ut<text:line-break/>ea quae nihil significant: obscura vero significatio prius<text:line-break/>dicta est perfecta esse dictionis corruptio : quapropter so-<text:line-break/>lum vitium est ipsum duplex: nisi quis ea quoque vitia<text:line-break/>putet, defectum, longitudinem, superfluitatem dicendi: la-<text:line-break/>tere autem hunc arbitror deceptum et ignarum, nullum<text:line-break/>horum esse simpliciter dictionis vitium, nisi obscuritatem<text:line-break/>aut duplicitatem efficiat: si vero solum hoc diction<text:span text:style-name="Default_20_Paragraph_20_Font"><text:span text:style-name="T2">i</text:span></text:span>s vi-<text:line-break/>tium est et recte supra dictam est omnia, quae in verbo<text:line-break/>sophismata sunt, ex ejus vitio fieri, propter ipsum duplex<text:line-break/>erunt omnia, quae in verbo sophismata contingunt.</text:p>
      <text:h text:style-name="Heading_20_2" text:outline-level="2">Cap. III.</text:h>
      <text:p text:style-name="P7"><text:s/>[ I<text:span text:style-name="Default_20_Paragraph_20_Font"><text:span text:style-name="T2">psum duplex sex tantum modis in di-<text:line-break/>etione fieri. Quid sit oratio. ]</text:span></text:span> Post vero demonstrandum<text:line-break/>est, propter quid tot modis ipsum duplex accidat, quot<text:line-break/>Arist<text:span text:style-name="Default_20_Paragraph_20_Font"><text:span text:style-name="T2">o</text:span></text:span>teles scribit: id vero si recte inveniri debet, sumen-</text:p>
      <text:p text:style-name="P2">dum prius est, quid sit oratio et ex orationibus orationem<text:line-break/>esse, etenim et ipsae propositiones orationes sunt: harum<text:line-break/>alicui aut aliquibus quaerimus ipsum duplex. Oratio<text:line-break/>sane erit, quod in praefanti dicere sat est, nominum cossi-<text:line-break/>positio: voco vero nomina, etsi verba sint signisicentque<text:line-break/>omnino aliquid, propterea, quod sic notius vocabulum est;<text:line-break/>necesse est ipsum duplex aut in aliquo horum nominum<text:line-break/>esse, aut in oratione ipsa: nuIIum enim habemus tertium<text:line-break/>quomodo constituatur: quemadmodum neque in lapidibus<text:line-break/>praeter aut singulus seorsum aut illorum simul composi-<text:line-break/>tionem , eamque aut actu aut potentia aut apparentia ni-<text:line-break/>bit aliquis excogitare potest: praeter haec enim nihil est,<text:line-break/>quod esse aut dici quispiam inveniat, ut alibi demonstra-<text:line-break/>tum est. Omnia vero haec comprehendentes modi prae-<text:line-break/>dicti habent. Ipsum enim actu duplex modus habet, et<text:line-break/>qui secundum aequivocationem est et qui secundum am-<text:line-break/>dignitatem : sed in nomine duplicitatem is habet qui se-<text:line-break/>cundum aequivocationem est, in oratione qui secundum</text:p>
      <text:p text:style-name="P2">ambiguitatem: actu vero esse dicuntur, quoniam revera<text:line-break/>res duas significant. Potentia vero, dum accentu duplices<text:line-break/>fiunt, compositioneque et divisione; hi enim non plura<text:line-break/>significant, sed prorsus unum: propterea vero quod ad<text:line-break/>utrumque verti licet duplices dicuntur: quare hos poten-<text:line-break/>tia dicimus: taIe enim est hoc ipsum potentia esse. ld<text:line-break/>ipsum vero rursus, ut supra quoque divisum est, vel in<text:line-break/>nominibus vel in oratione est: in nominibus accentus du-<text:line-break/>plicitatem efficit: trahit enim ad utramque partem nomen<text:line-break/>accentus, ut in oratione, hoc <text:span text:style-name="Default_20_Paragraph_20_Font"><text:span text:style-name="T2">C</text:span></text:span>po<text:span text:style-name="Default_20_Paragraph_20_Font"><text:span text:style-name="T2">q</text:span></text:span> <text:span text:style-name="Default_20_Paragraph_20_Font"><text:span text:style-name="T5">εστηκεν</text:span></text:span><text:span text:style-name="Default_20_Paragraph_20_Font"><text:span text:style-name="T3">, </text:span></text:span>hoc est mons<text:line-break/>u<text:span text:style-name="Default_20_Paragraph_20_Font"><text:span text:style-name="T2">el</text:span></text:span> terminus stabat, accentus aspiratus facit, in principio<text:line-break/>cum aut ponitur aut abeII. ln oratione vero compofitio<text:line-break/>et divisio duplicitatem facit: in compositis quoque nomi-<text:line-break/>nibus eandem facere potest, quia orationi similia <text:span text:style-name="Default_20_Paragraph_20_Font"><text:span text:style-name="T2">s</text:span></text:span>unt, ut<text:line-break/>in nomine NeapoIis et <text:span text:style-name="Default_20_Paragraph_20_Font"><text:span text:style-name="T5">καλὸς</text:span></text:span><text:span text:style-name="Default_20_Paragraph_20_Font"><text:span text:style-name="T3"> </text:span></text:span><text:span text:style-name="Default_20_Paragraph_20_Font"><text:span text:style-name="T5">κἀγα</text:span></text:span><text:span text:style-name="Default_20_Paragraph_20_Font"><text:span text:style-name="T6">γ</text:span></text:span><text:span text:style-name="Default_20_Paragraph_20_Font"><text:span text:style-name="T5">ὸς</text:span></text:span><text:span text:style-name="Default_20_Paragraph_20_Font"><text:span text:style-name="T3">, </text:span></text:span>id est probus, mu-<text:line-break/>taret ea quis loco simplicium non in nomen, hoc enim<text:line-break/>solus accentus facit, sed in orationem ut in hac voce <text:span text:style-name="Default_20_Paragraph_20_Font"><text:span text:style-name="T5">αύ</text:span></text:span><text:span text:style-name="Default_20_Paragraph_20_Font"><text:span text:style-name="T3">-<text:line-break/></text:span></text:span><text:span text:style-name="Default_20_Paragraph_20_Font"><text:span text:style-name="T5">λητρἰς</text:span></text:span><text:span text:style-name="Default_20_Paragraph_20_Font"><text:span text:style-name="T3"> </text:span></text:span>videlicet, id est tibicina, sicut rursus et ipsam<text:line-break/>orationem in nomen componeret, ut est in proposito no-<text:line-break/>mine ; videbitur autem nihilominus abs<text:span text:style-name="Default_20_Paragraph_20_Font"><text:span text:style-name="T2">u</text:span></text:span>rdum fortassis id,</text:p>
      <text:p text:style-name="P2">quod propter accentum compofitionemque et divisionem<text:line-break/>sophismata contingere dicamus: siquidem haec propter<text:line-break/>ipsum duplex, ut supra dictum est, contingunt: accentus<text:line-break/>vero et quae ejus ^generis sunt ipsum duplex iis quae<text:line-break/>facultate duplicia sunt eripiunt: etenim ut haec alterum<text:line-break/>significent efficiunt: sed tamen nihilominus vere dicuntur<text:line-break/>propter haec sophismata contingere: qnia enim oratio per<text:line-break/>eadem haec ipsum duplex accipit, alterum in principio<text:line-break/>sophistae sumunt, alterum concludunt, orationem per ea<text:line-break/>ipsa mutantes , prorsus enim non aliter sophisma conti<text:span text:style-name="Default_20_Paragraph_20_Font"><text:span text:style-name="T2">a-<text:line-break/></text:span></text:span>geret, ratiocinantes vero tanquam idem accipientes : quale<text:line-break/>est unum quid rationale nomen est: proprium hominis<text:line-break/>est ipsum rationale: igitur unum proprium hominis est.<text:line-break/>Praeterea li <text:span text:style-name="Default_20_Paragraph_20_Font"><text:span text:style-name="T5">ὸρος</text:span></text:span><text:span text:style-name="Default_20_Paragraph_20_Font"><text:span text:style-name="T3">, </text:span></text:span>hoc est terminus, hic stabat is qui agros<text:line-break/>separat, <text:span text:style-name="Default_20_Paragraph_20_Font"><text:span text:style-name="T5">ὸρος</text:span></text:span><text:span text:style-name="Default_20_Paragraph_20_Font"><text:span text:style-name="T3"> </text:span></text:span>autem, hoc est mons, hic non stabat: sed<text:line-break/>neminem lateret id quod sic aduIterinum est: verum ut<text:line-break/>ubique etiam ad minimum apta oratio sit sophistae stn-<text:line-break/>dent: nam et in iis, quae actu duplicia sunt, hi istud<text:line-break/>idem faciunt, ut aliud sumentes aliud concludentes ratio-</text:p>
      <text:p text:style-name="P2">cinentur: sed ibi obscurius, quoniam quicquid significet<text:line-break/>sermo, ipse sibi consentiat: hic vero maniseste: quare suis<text:line-break/>nominibus et orationibus Aristoteles dixit: Etenim ii fo-<text:line-break/>ph illae sunt, qui speciem violant. Cum jam habeamus<text:line-break/>id ipsum, quod actu dicitur, itemque quod potentia, quod<text:line-break/>reliquum est, ad apparentiam attinet: quae secundum figu-<text:line-break/>ram dictionis est, ut est supra dictum: ostenditur enim<text:line-break/>ip<text:span text:style-name="Default_20_Paragraph_20_Font"><text:span text:style-name="T2">s</text:span></text:span>um nomen, similiterque oratio, non aliud duplex adeo<text:line-break/>habere, nec in singulis, quae praedicta sunt; adeo quis<text:line-break/>exempla ex Eudem<text:span text:style-name="Default_20_Paragraph_20_Font"><text:span text:style-name="T2">o</text:span></text:span> ex aliisve caperet. Cum igitur jam<text:line-break/>collectos mod<text:span text:style-name="Default_20_Paragraph_20_Font"><text:span text:style-name="T2">o</text:span></text:span>s omnes habeamus, quibus duplex ipsum<text:line-break/>fieri possit, habemus omnia in dictione contingentia fo-<text:line-break/>phismata: haec enim penes ipsum duplex sunt: sequitur<text:line-break/>vero id , quod. tot modis nominibus ipsis et orationibus<text:line-break/>non eandem rem significamus : nam aut actu aut potentia<text:line-break/>aut apparentia id facimus: manifestum vero est et fyllo-<text:line-break/>gismi modum ,, modo habita divisio sit, fieri posse, utrum-<text:line-break/>vis quis eligat aut e directo aut ad impossibile ducen-<text:line-break/>tem: si enim poflibile est alium haberi modum, is erit ne-</text:p>
      <text:p text:style-name="P2">que in nomine neque in oratione neque actu neque po-<text:line-break/>tentis neque apparentia: praeter haec autem nihil <text:span text:style-name="Default_20_Paragraph_20_Font"><text:span text:style-name="T2">s</text:span></text:span>ermo<text:line-break/>ostendit: fecundum igitur ip<text:span text:style-name="Default_20_Paragraph_20_Font"><text:span text:style-name="T2">s</text:span></text:span>um definitum sit in hun^<text:line-break/>modum : quod vero non ex ejus divisione invenimus, non<text:line-break/>enim Aristotelis gratia nunc scribimus, fed omnia haec<text:line-break/>methodo scripta sunt, perspicuum est: nam aut in nomine<text:line-break/>aut in oratione ipsum duplex esse oportere aperte ipst<text:line-break/>dixit, cum dixit, quod ipsis nominibus et orationibus<text:line-break/>ipfum vero actu esse aut potentia aut apparentia notum<text:line-break/>ex ips<text:span text:style-name="Default_20_Paragraph_20_Font"><text:span text:style-name="T2">o</text:span></text:span> ordine est: <text:span text:style-name="Default_20_Paragraph_20_Font"><text:span text:style-name="T2">s</text:span></text:span>cripta igitur separatim <text:span text:style-name="Default_20_Paragraph_20_Font"><text:span text:style-name="T2">i</text:span></text:span>unt in singu-<text:line-break/>lis generibus, quae ejusdem funt generis, primaque qua^<text:line-break/>ad actum attinet: fecunda quae ad potentiam: tertio los<text:span text:style-name="Default_20_Paragraph_20_Font"><text:span text:style-name="T2">o<text:line-break/></text:span></text:span>quae ad apparentiam, ut decuit: aut cur haec non <text:span text:style-name="Default_20_Paragraph_20_Font"><text:span text:style-name="T2">i</text:span></text:span>ueIe<text:line-break/>confusa ? fed fortasse ridiculum est his fidem aliam affer<text:span text:style-name="Default_20_Paragraph_20_Font"><text:span text:style-name="T2">t</text:span></text:span>e<text:line-break/>conari, quam eam quae a re deducitur: etenim si sic<text:line-break/>habent, ut Ars, qualis Medicina est, artisque <text:span text:style-name="Default_20_Paragraph_20_Font"><text:span text:style-name="T2">s</text:span></text:span>unt, divisio-<text:line-break/>nem ullam fortuito aut casu factam non reciperent. sisd<text:line-break/>de his satia haec in praesenti sint.</text:p>
      <text:h text:style-name="P5" text:outline-level="2">Cap. IV. </text:h>
      <text:p text:style-name="P7"><text:span text:style-name="Default_20_Paragraph_20_Font"><text:span text:style-name="T2">[Ambiguitatis et reliquorum sophismatum<text:line-break/>modi.] </text:span></text:span>Dictum quoque a fulicis aliquid est de partitio-<text:line-break/>nis dignitate, nosse, si quis modus extra propositos cadat<text:line-break/>tentantibus: erit enim inductio fides haec. Et alias ae-<text:line-break/>quum est nullam probatorum virorum opinionem obiter<text:line-break/>ponere: ambiguitatis igitur definitionem, quanquam cum<text:line-break/>multis nostris pugnare videtur, in prae<text:span text:style-name="Default_20_Paragraph_20_Font"><text:span text:style-name="T2">s</text:span></text:span>entia tamen prae-<text:line-break/>terminemus: de his enim considerare alterius negotii est:<text:line-break/>q<text:span text:style-name="Default_20_Paragraph_20_Font"><text:span text:style-name="T2">u</text:span></text:span>ae vero ambiguitates dicuntur, harum differentiae sumen-<text:line-break/>dae sunt. Sunt quidem apud graviores viros numero octo.<text:line-break/>Una est, quam communem et ei quod dictum est et divi-<text:line-break/>sibili nominant, qualis est, quae <text:span text:style-name="Default_20_Paragraph_20_Font"><text:span text:style-name="T5">αύλητρὶς</text:span></text:span><text:span text:style-name="Default_20_Paragraph_20_Font"><text:span text:style-name="T3">, </text:span></text:span>id est tibicina,<text:line-break/>puella existens , comm<text:span text:style-name="Default_20_Paragraph_20_Font"><text:span text:style-name="T2">u</text:span></text:span>nis enim haec et ipsius <text:span text:style-name="Default_20_Paragraph_20_Font"><text:span text:style-name="T5">αύλητρὶς</text:span></text:span><text:span text:style-name="Default_20_Paragraph_20_Font"><text:span text:style-name="T3"><text:line-break/></text:span></text:span>nominis est atque ejus quod dictum est. Altera, quae in<text:line-break/>simplicibus est, ut virilis: aut enim tunica aut hom<text:span text:style-name="Default_20_Paragraph_20_Font"><text:span text:style-name="T2">o</text:span></text:span>. Ter-<text:line-break/>tia vero ad ipsam in compositis aequivocatIonem attinet,<text:line-break/>ut homo est: ambiguus enim sermo est, utrum substantiam<text:line-break/>an ca<text:span text:style-name="Default_20_Paragraph_20_Font"><text:span text:style-name="T2">s</text:span></text:span>um esse significat. Quarta ex defectu est, ut tui</text:p>
      <text:p text:style-name="P3">est: deest enim quod ad medium locum attinet, ut domini</text:p>
      <text:p text:style-name="Normal">aut patris. Quinta ex superabundantia, quale est, ei ut<text:line-break/>non navigaret denegavit: adjecta enim ea negatio, non,<text:line-break/>ambiguam orationem facit, utrum navigare negavit an<text:line-break/>non navigare. Sextam esse dicunt eam, quae haud notum<text:line-break/>facit, quae cum qua significatione carens pars ordinata<text:line-break/>sit, ut illud est, et nunc et non appulit: pars enim ea<text:line-break/>non disjunctiva esse potest. Septima est, quae ignotum<text:line-break/>reliquit, quae cum qua significativa pars constructa sit,<text:line-break/>quale est:</text:p>
      <text:p text:style-name="P1"><text:span text:style-name="Default_20_Paragraph_20_Font"><text:span text:style-name="T2">Quinquaginta</text:span></text:span> u<text:span text:style-name="Default_20_Paragraph_20_Font"><text:span text:style-name="T2">trum centenos liquit Achilles.</text:span></text:span></text:p>
      <text:p text:style-name="Normal">Octava est, quae non declarat quid ad quid reseratur, quale<text:line-break/>est, Dion Theon est: incertum enim efa utrum ad utrius-<text:line-break/>que existentiam verbum, est, reseratur, an ad id, ut Dion<text:line-break/>fit Theon: aut contra. Hi sunt a gravissimis viris astae-<text:line-break/>rati modi. Quicunque vero non obiter, quae supra dicta<text:line-break/>funt audivit, manifestum est ei, eos omnes in hos cadere</text:p>
      <text:p text:style-name="P2">modos, qui a nobis numerati sunt: carereque methodo et<text:line-break/>arte perspicuum est: neque enim ex iis, quae dicta sunt,<text:line-break/>demonstrationem quis ceperit, nullum alium modum am-<text:line-break/>biguum constitui posse : in connexisque aequivocationem<text:line-break/>contingere dicere, hominis est in nominis intelligentia<text:line-break/>parum versati : non ineptum vero est generalibus differen-<text:line-break/>tiis speciales enumerare, ut ea, quae ad divisionem attinet,<text:line-break/>per partem significatione carentem et per significantem<text:line-break/>dividatur: sic enim quis speciales differentias plures acci-<text:line-break/>peret : quin etiam ad hunc modum quis aequivocationis<text:line-break/>differentias speciales dictas plures faceret: quia ille secun-<text:line-break/>dum id, quod a fortuna: hae vero secundum analogiam<text:line-break/>aut similitudinem , aut alium aliquem modum constituant<text:line-break/>tur: quin et aequivocationis ejus, quam ipsi in oratione<text:line-break/>dicunt plures modi casibus similibus appositis fiunt, quale<text:line-break/>illud est, futurum est Socratem vincere: caeteri vero modi<text:line-break/>minores sunt. Id vero dubitatione dignum est, quo modo<text:line-break/>quae ad apparentiam attinent duplicia sunt: magisque</text:p>
      <text:p text:style-name="P2">quo modo quae ad accentum: qui enim secundum com-<text:line-break/>positionem duplex ponunt, quo modo non secundum ac-<text:line-break/>centum? ut ilia per continuationem totius et per silen-<text:line-break/>tium ad ipsum duplex trahi potest, sic ipsum nomen pes<text:line-break/>accentum: quemadmodum orationis extrmfecum , inane<text:line-break/>tempus cum sit, nec ejus pars, eam tamen facere duplicem<text:line-break/>potest, sic accentus quoque: itemque sophistae ut illu, sic<text:line-break/>hoc ad contentiones utuntur: et quis secum cogitans, quem-<text:line-break/>admodum secundum compositionem et divisionem conten-<text:line-break/>dunt, sic secundum etiam accentum idem fieri polle co-<text:line-break/>gnoscet. Manifestum vero in scriptis orationibus est, cum<text:line-break/>non adjecta sunt dividentia puncta: ut enim his egent ad<text:line-break/>divisionem, sic accentu quoque, non semper tamen etiam<text:line-break/>propter hunc duplex oratio fuer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6T13:06:00Z</meta:creation-date>
    <dc:date>2023-01-16T14:08:01.808000000</dc:date>
    <meta:editing-cycles>5</meta:editing-cycles>
    <meta:editing-duration>PT2M39S</meta:editing-duration>
    <meta:document-statistic meta:table-count="0" meta:image-count="0" meta:object-count="0" meta:page-count="17" meta:paragraph-count="29" meta:word-count="2579" meta:character-count="16549" meta:non-whitespace-character-count="13995"/>
    <meta:template xlink:type="simple" xlink:actuate="onRequest" xlink:title="" xlink:href="Normal.dotm"/>
  </office:meta>
</office:document-meta>
</file>